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Danieli,</text:p>
      <text:p text:style-name="Normal">V tento valentýnský den, kdy láska vládne světem, mi dovol sdílet s tebou to nejcennější - naše společné andělské číslo. Jako rybky v moři plné nepřeberného krásna a tygr v džungli plný výzev, jsi vykročil na cestu za svými sny. Pod ochranou anděla Jophiela, patrona veškeré krásy a kreativity, si mě nechal věřit, že ve světě, kde se často ztrácí pozitivní myšlenky, můžeme společně tvořit oázu radosti a krásy. Tvá vnitřní síla a pohled na svět plný tvořivosti jsou jako světlo ve tmě - nepřekonatelné a inspirativní.</text:p>
      <text:p text:style-name="Normal">Naše andělské číslo, stejně jako tento den, nám připomíná, že dělit se o krásu a pozitivní pohled na svět dělá z tohoto světa lepší místo. Kéž by každý tvůj den byl jako valentýnská oslava, plná lásky, pochopení a kreativity, které ti Jophiel neustále přináší. Sdílet s tebou andělské číslo je pro mě poctou a příslibem nekonečného přátelství a podpory ve tvůrcích i osobních výzvách.</text:p>
      <text:p text:style-name="Normal">S láskou a obdivem, vždy tvá přítelkyně v cestě za krás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